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list-style-name="L1">
      <style:text-properties fo:font-weight="bold" officeooo:rsid="0001f5e6" officeooo:paragraph-rsid="0007d97a" style:font-weight-asian="bold" style:font-weight-complex="bold"/>
    </style:style>
    <style:style style:name="P2" style:family="paragraph" style:parent-style-name="Standard" style:list-style-name="L1">
      <style:text-properties officeooo:rsid="0001f5e6" officeooo:paragraph-rsid="0001f5e6"/>
    </style:style>
    <style:style style:name="P3" style:family="paragraph" style:parent-style-name="Standard" style:list-style-name="L1">
      <style:text-properties fo:font-weight="bold" officeooo:rsid="00045a1a" officeooo:paragraph-rsid="00045a1a" style:font-weight-asian="bold" style:font-weight-complex="bold"/>
    </style:style>
    <style:style style:name="P4" style:family="paragraph" style:parent-style-name="Standard" style:list-style-name="L1">
      <style:text-properties fo:font-style="normal" fo:font-weight="normal" officeooo:rsid="00045a1a" officeooo:paragraph-rsid="00045a1a" style:font-style-asian="normal" style:font-weight-asian="normal" style:font-style-complex="normal" style:font-weight-complex="normal"/>
    </style:style>
    <style:style style:name="P5" style:family="paragraph" style:parent-style-name="Standard" style:list-style-name="L1">
      <style:text-properties fo:font-weight="bold" officeooo:rsid="0001f5e6" officeooo:paragraph-rsid="0001f5e6" style:font-weight-asian="bold" style:font-weight-complex="bold"/>
    </style:style>
    <style:style style:name="P6" style:family="paragraph" style:parent-style-name="Standard" style:list-style-name="L1">
      <style:text-properties officeooo:rsid="0002f759" officeooo:paragraph-rsid="0002f759"/>
    </style:style>
    <style:style style:name="P7" style:family="paragraph" style:parent-style-name="Standard" style:list-style-name="L1">
      <style:text-properties officeooo:rsid="0011a1c8" officeooo:paragraph-rsid="0011a1c8"/>
    </style:style>
    <style:style style:name="P8" style:family="paragraph" style:parent-style-name="Standard" style:list-style-name="L1">
      <style:text-properties fo:font-weight="bold" officeooo:rsid="0002f759" officeooo:paragraph-rsid="00045a1a" style:font-weight-asian="bold" style:font-weight-complex="bold"/>
    </style:style>
    <style:style style:name="P9" style:family="paragraph" style:parent-style-name="Standard" style:list-style-name="L1">
      <style:text-properties fo:font-weight="bold" officeooo:rsid="0002f759" officeooo:paragraph-rsid="0007d97a" style:font-weight-asian="bold" style:font-weight-complex="bold"/>
    </style:style>
    <style:style style:name="P10" style:family="paragraph" style:parent-style-name="Standard" style:list-style-name="L1">
      <style:text-properties officeooo:rsid="00045a1a" officeooo:paragraph-rsid="00045a1a"/>
    </style:style>
    <style:style style:name="P11" style:family="paragraph" style:parent-style-name="Standard" style:list-style-name="L1">
      <style:text-properties fo:font-weight="bold" officeooo:rsid="00038f21" officeooo:paragraph-rsid="00038f21" style:font-weight-asian="bold" style:font-weight-complex="bold"/>
    </style:style>
    <style:style style:name="P12" style:family="paragraph" style:parent-style-name="Standard" style:list-style-name="L1">
      <style:text-properties fo:font-weight="normal" officeooo:rsid="00038f21" officeooo:paragraph-rsid="00038f21" style:font-weight-asian="normal" style:font-weight-complex="normal"/>
    </style:style>
    <style:style style:name="T1" style:family="text">
      <style:text-properties fo:font-style="italic" fo:font-weight="normal" officeooo:rsid="0007d97a" style:font-style-asian="italic" style:font-weight-asian="normal" style:font-style-complex="italic" style:font-weight-complex="normal"/>
    </style:style>
    <style:style style:name="T2" style:family="text">
      <style:text-properties fo:font-style="italic" fo:font-weight="normal" officeooo:rsid="0009af6c" style:font-style-asian="italic" style:font-weight-asian="normal" style:font-style-complex="italic" style:font-weight-complex="normal"/>
    </style:style>
    <style:style style:name="T3" style:family="text">
      <style:text-properties officeooo:rsid="00038f21"/>
    </style:style>
    <style:style style:name="T4" style:family="text">
      <style:text-properties officeooo:rsid="00045a1a"/>
    </style:style>
    <style:style style:name="T5" style:family="text">
      <style:text-properties officeooo:rsid="0007b9ea"/>
    </style:style>
    <style:style style:name="T6" style:family="text">
      <style:text-properties fo:font-style="italic" fo:font-weight="normal" officeooo:rsid="0011a1c8" style:font-style-asian="italic" style:font-weight-asian="normal" style:font-style-complex="italic" style:font-weight-complex="normal"/>
    </style:style>
    <style:style style:name="T7" style:family="text">
      <style:text-properties fo:font-style="italic" fo:font-weight="normal" officeooo:rsid="0016c824" style:font-style-asian="italic" style:font-weight-asian="normal" style:font-style-complex="italic" style:font-weight-complex="normal"/>
    </style:style>
    <style:style style:name="T8" style:family="text">
      <style:text-properties fo:font-style="italic" fo:font-weight="normal" officeooo:rsid="00175ab8" style:font-style-asian="italic" style:font-weight-asian="normal" style:font-style-complex="italic" style:font-weight-complex="normal"/>
    </style:style>
    <style:style style:name="T9" style:family="text">
      <style:text-properties fo:font-style="italic" fo:font-weight="normal" officeooo:rsid="00194bd1" style:font-style-asian="italic" style:font-weight-asian="normal" style:font-style-complex="italic" style:font-weight-complex="normal"/>
    </style:style>
    <style:style style:name="T10" style:family="text">
      <style:text-properties fo:font-style="italic" fo:font-weight="normal" officeooo:rsid="00121969" style:font-style-asian="italic" style:font-weight-asian="normal" style:font-style-complex="italic" style:font-weight-complex="normal"/>
    </style:style>
    <style:style style:name="T11" style:family="text">
      <style:text-properties fo:font-style="italic" fo:font-weight="normal" officeooo:rsid="001ca770" style:font-style-asian="italic" style:font-weight-asian="normal" style:font-style-complex="italic" style:font-weight-complex="normal"/>
    </style:style>
    <style:style style:name="T12" style:family="text">
      <style:text-properties fo:font-weight="normal" officeooo:rsid="00045a1a" style:font-weight-asian="normal" style:font-weight-complex="normal"/>
    </style:style>
    <style:style style:name="T13" style:family="text">
      <style:text-properties fo:font-style="normal" style:font-style-asian="normal" style:font-style-complex="normal"/>
    </style:style>
    <style:style style:name="T14" style:family="text">
      <style:text-properties officeooo:rsid="001132d2"/>
    </style:style>
    <style:style style:name="T15" style:family="text">
      <style:text-properties fo:font-style="italic" fo:font-weight="normal" officeooo:rsid="001a2a57" style:font-style-asian="italic" style:font-weight-asian="normal" style:font-style-complex="italic" style:font-weight-complex="normal"/>
    </style:style>
    <style:style style:name="T16" style:family="text">
      <style:text-properties fo:font-style="italic" fo:font-weight="normal" officeooo:rsid="001c27c6" style:font-style-asian="italic" style:font-weight-asian="normal" style:font-style-complex="italic"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Soldiers Table<text:line-break/><text:span text:style-name="T1">Assumes that a unit </text:span><text:span text:style-name="T2">could be housed in multiple barracks and there could be multiple units in a single barracks</text:span><text:span text:style-name="T1">.</text:span></text:p>
          <text:list>
            <text:list-item>
              <text:p text:style-name="P2">Solder_ID (Primary Key)</text:p>
            </text:list-item>
            <text:list-item>
              <text:p text:style-name="P2">Last_Name </text:p>
            </text:list-item>
            <text:list-item>
              <text:p text:style-name="P2">First_<text:span text:style-name="T3">N</text:span>ame</text:p>
            </text:list-item>
            <text:list-item>
              <text:p text:style-name="P2">Rank <text:span text:style-name="T3">(Foreign Key: Ranks.Rank)</text:span></text:p>
            </text:list-item>
            <text:list-item>
              <text:p text:style-name="P2">Reports_To (Foreign Key: Soldiers.Solder_ID)</text:p>
            </text:list-item>
            <text:list-item>
              <text:p text:style-name="P2"><text:span text:style-name="T3">Unit</text:span>_ID (Foreign Key: Units.Unit_ID)</text:p>
            </text:list-item>
            <text:list-item>
              <text:p text:style-name="P2">Barracks<text:span text:style-name="T4">_ID</text:span><text:span text:style-name="T3"> (Foreign Key: Barracks.Barracks)</text:span></text:p>
            </text:list-item>
            <text:list-item>
              <text:p text:style-name="P2">Sniper_Rating</text:p>
            </text:list-item>
            <text:list-item>
              <text:p text:style-name="P2">Tattoos</text:p>
            </text:list-item>
          </text:list>
        </text:list-item>
        <text:list-item>
          <text:p text:style-name="P3">Ranks <text:span text:style-name="T5">Table</text:span></text:p>
          <text:list>
            <text:list-item>
              <text:p text:style-name="P4">Rank (Primary Key)</text:p>
            </text:list-item>
          </text:list>
        </text:list-item>
        <text:list-item>
          <text:p text:style-name="P5">Units Table<text:line-break/><text:span text:style-name="T6">Assumes that all units are battalio</text:span><text:span text:style-name="T7">ns </text:span><text:span text:style-name="T8">(a one-to-one relationship) </text:span><text:span text:style-name="T9">and that a division can have multiple battalions (one-to-many)</text:span><text:span text:style-name="T7">.</text:span></text:p>
          <text:list>
            <text:list-item>
              <text:p text:style-name="P6">Unit_ID (Primary Key)</text:p>
            </text:list-item>
            <text:list-item>
              <text:p text:style-name="P7">Battalion</text:p>
            </text:list-item>
            <text:list-item>
              <text:p text:style-name="P6">Division <text:span text:style-name="T4">(Foreign Key: Divisions.Division)</text:span></text:p>
            </text:list-item>
          </text:list>
        </text:list-item>
        <text:list-item>
          <text:p text:style-name="P8"><text:span text:style-name="T4">Divisions Table<text:line-break/></text:span><text:span text:style-name="T10">Assumes there is no specific relationship between divisions and barracks—i.e., one barracks can house any number of divisions and a division may be split between multiple barracks, </text:span><text:span text:style-name="T11">and that a division could be empty</text:span><text:span text:style-name="T10">.</text:span></text:p>
          <text:list>
            <text:list-item>
              <text:p text:style-name="P8"><text:span text:style-name="T12">Division (Primary Key)</text:span></text:p>
            </text:list-item>
          </text:list>
        </text:list-item>
        <text:list-item>
          <text:p text:style-name="P9">Barracks Table<text:line-break/><text:span text:style-name="T1">Assumes that there is a global list of uniquely-numbered barracks and each </text:span><text:span text:style-name="T2">is</text:span><text:span text:style-name="T1"> located at a particular camp. T</text:span><text:span text:style-name="T1">he example Barracks table implies that this is true. </text:span><text:span text:style-name="T1">I wouldn’t think it works that way, but rather that each camp has its own barracks 1, 2, etc. The example data on the first page would be consistent with either assumption, so I’m going by what the example implies.</text:span></text:p>
          <text:list>
            <text:list-item>
              <text:p text:style-name="P10"><text:span text:style-name="T13">Barracks (Primary Key)</text:span></text:p>
            </text:list-item>
            <text:list-item>
              <text:p text:style-name="P6">Camp <text:span text:style-name="T3">(Foreign Key: Camps.</text:span><text:span text:style-name="T14">Camp</text:span><text:span text:style-name="T4">)</text:span></text:p>
            </text:list-item>
          </text:list>
        </text:list-item>
        <text:list-item>
          <text:p text:style-name="P11">Camps Table<text:line-break/><text:span text:style-name="T15">A camp is just a location that has </text:span><text:span text:style-name="T16">zero or more</text:span><text:span text:style-name="T15"> barracks.</text:span></text:p>
          <text:list>
            <text:list-item>
              <text:p text:style-name="P12"><text:span text:style-name="T14">Camp</text:span> (Primary Key)</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04T15:38:55.958932222</meta:creation-date>
    <dc:date>2025-05-04T18:02:30.309431102</dc:date>
    <meta:editing-duration>PT54M40S</meta:editing-duration>
    <meta:editing-cycles>16</meta:editing-cycles>
    <meta:generator>LibreOffice/25.2.1.2$Linux_X86_64 LibreOffice_project/520$Build-2</meta:generator>
    <meta:print-date>2025-05-04T17:02:42.476760857</meta:print-date>
    <meta:printed-by>PDF files</meta:printed-by>
    <meta:document-statistic meta:table-count="0" meta:image-count="0" meta:object-count="0" meta:page-count="1" meta:paragraph-count="23" meta:word-count="234" meta:character-count="1393" meta:non-whitespace-character-count="1205"/>
  </office:meta>
</office:document-meta>
</file>